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8299" officeooo:paragraph-rsid="001f8299"/>
    </style:style>
    <style:style style:name="P2" style:family="paragraph" style:parent-style-name="Standard">
      <style:text-properties officeooo:rsid="002102c4" officeooo:paragraph-rsid="002102c4"/>
    </style:style>
    <style:style style:name="P3" style:family="paragraph" style:parent-style-name="Standard" style:list-style-name="L1">
      <style:text-properties officeooo:rsid="002102c4" officeooo:paragraph-rsid="002102c4"/>
    </style:style>
    <style:style style:name="P4" style:family="paragraph" style:parent-style-name="Standard" style:list-style-name="L2">
      <style:text-properties officeooo:rsid="002102c4" officeooo:paragraph-rsid="002102c4"/>
    </style:style>
    <style:style style:name="P5" style:family="paragraph" style:parent-style-name="Standard" style:list-style-name="L4">
      <style:text-properties officeooo:rsid="002102c4" officeooo:paragraph-rsid="002102c4"/>
    </style:style>
    <style:style style:name="P6" style:family="paragraph" style:parent-style-name="Standard" style:list-style-name="L1">
      <style:text-properties officeooo:rsid="001f8299" officeooo:paragraph-rsid="001f8299"/>
    </style:style>
    <style:style style:name="P7" style:family="paragraph" style:parent-style-name="Standard" style:list-style-name="L2">
      <style:text-properties officeooo:rsid="001f8299" officeooo:paragraph-rsid="001f8299"/>
    </style:style>
    <style:style style:name="P8" style:family="paragraph" style:parent-style-name="Standard">
      <style:text-properties officeooo:rsid="001f8299" officeooo:paragraph-rsid="001f8299"/>
    </style:style>
    <style:style style:name="P9" style:family="paragraph" style:parent-style-name="Standard" style:list-style-name="L2">
      <style:text-properties officeooo:rsid="00225878" officeooo:paragraph-rsid="00225878"/>
    </style:style>
    <style:style style:name="P10" style:family="paragraph" style:parent-style-name="Standard" style:list-style-name="L2">
      <style:text-properties officeooo:rsid="00238480" officeooo:paragraph-rsid="00238480"/>
    </style:style>
    <style:style style:name="P11" style:family="paragraph" style:parent-style-name="Standard" style:list-style-name="L4">
      <style:text-properties officeooo:rsid="00238480" officeooo:paragraph-rsid="00238480"/>
    </style:style>
    <style:style style:name="P12" style:family="paragraph" style:parent-style-name="Standard" style:list-style-name="L3">
      <style:text-properties officeooo:rsid="0021f492" officeooo:paragraph-rsid="0021f492"/>
    </style:style>
    <style:style style:name="P13" style:family="paragraph" style:parent-style-name="Standard">
      <style:text-properties officeooo:rsid="0023f565" officeooo:paragraph-rsid="0023f565"/>
    </style:style>
    <style:style style:name="T1" style:family="text">
      <style:text-properties officeooo:rsid="002102c4"/>
    </style:style>
    <style:style style:name="T2" style:family="text">
      <style:text-properties officeooo:rsid="0021f492"/>
    </style:style>
    <style:style style:name="T3" style:family="text">
      <style:text-properties officeooo:rsid="00225878"/>
    </style:style>
    <style:style style:name="T4" style:family="text">
      <style:text-properties officeooo:rsid="002384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/>
      <text:p text:style-name="P1"/>
      <text:p text:style-name="P13">Dados da API REST</text:p>
      <text:p text:style-name="P13"/>
      <text:p text:style-name="P13">Acessar a documentação do <text:s/>swagger 2 da API</text:p>
      <text:p text:style-name="P13">link: <text:a xlink:type="simple" xlink:href="http://localhost:8080/swagger-ui.html" text:style-name="Internet_20_link" text:visited-style-name="Visited_20_Internet_20_Link">http://localhost:8080/swagger-ui.html</text:a></text:p>
      <text:p text:style-name="P13"/>
      <text:p text:style-name="P1">Atores</text:p>
      <text:p text:style-name="P1">Profissional Prestador de Serviço</text:p>
      <text:p text:style-name="P1">Ciente </text:p>
      <text:p text:style-name="P1"/>
      <text:p text:style-name="P1"/>
      <text:p text:style-name="P1">Dados Profissional: Nome, CPF,Telefone,<text:span text:style-name="T1">e-mail ou mensagem,</text:span> Descrição de Serviço,Endereço, Profissão, Validação do Profissional e avaliação do serviço,Foto. <text:span text:style-name="T2">Observação: O usuário pode logar ou pelo CPF ou e-mail.</text:span></text:p>
      <text:p text:style-name="P1"/>
      <text:p text:style-name="P1">Dados Cliente: Nome, CPF, Telefone, Endereço, Foto.</text:p>
      <text:p text:style-name="P1"/>
      <text:p text:style-name="P1"/>
      <text:p text:style-name="P1">Sistema:</text:p>
      <text:list xml:id="list457912313" text:style-name="L1">
        <text:list-item>
          <text:p text:style-name="P3">API Rest</text:p>
        </text:list-item>
        <text:list-item>
          <text:p text:style-name="P6">Mobile</text:p>
        </text:list-item>
        <text:list-item>
          <text:p text:style-name="P6">Sistema de Avaliação </text:p>
        </text:list-item>
      </text:list>
      <text:p text:style-name="P1">Funcionalidades:</text:p>
      <text:list xml:id="list3650222917" text:style-name="L2">
        <text:list-item>
          <text:p text:style-name="P7">Cadastro do Profissional;</text:p>
        </text:list-item>
        <text:list-item>
          <text:p text:style-name="P7">Cadastro Cliente;</text:p>
        </text:list-item>
        <text:list-item>
          <text:p text:style-name="P4">Geolocalização (Opcional);</text:p>
        </text:list-item>
        <text:list-item>
          <text:p text:style-name="P4">Segurança;</text:p>
        </text:list-item>
        <text:list-item>
          <text:p text:style-name="P4">Permitir Contratação;</text:p>
        </text:list-item>
        <text:list-item>
          <text:p text:style-name="P4">Permitir Cancelar;</text:p>
        </text:list-item>
        <text:list-item>
          <text:p text:style-name="P4">Manter Avaliação do profissional;</text:p>
        </text:list-item>
        <text:list-item>
          <text:p text:style-name="P4">Manter Auditoria;</text:p>
        </text:list-item>
        <text:list-item>
          <text:p text:style-name="P4">Enviar e receber mensagem. <text:span text:style-name="T3">(Opcional: Possível chart)</text:span></text:p>
        </text:list-item>
        <text:list-item>
          <text:p text:style-name="P9">Recuperação de senha por e-mail.</text:p>
        </text:list-item>
        <text:list-item>
          <text:p text:style-name="P10">Opcional (Forma de pagamento).</text:p>
        </text:list-item>
      </text:list>
      <text:p text:style-name="P2">Telas</text:p>
      <text:list xml:id="list3610328253" text:style-name="L3">
        <text:list-item>
          <text:p text:style-name="P12">Login (Tela de cadastro) logar por Facebook, Google (Opcional) ;</text:p>
        </text:list-item>
      </text:list>
      <text:list xml:id="list1189222204" text:style-name="L4">
        <text:list-item>
          <text:p text:style-name="P5">Tela <text:span text:style-name="T4">Perfil</text:span> (Atores);</text:p>
        </text:list-item>
        <text:list-item>
          <text:p text:style-name="P5">Tela <text:span text:style-name="T4">de serviços Global</text:span>;</text:p>
        </text:list-item>
        <text:list-item>
          <text:p text:style-name="P5">Tela <text:span text:style-name="T4">do serviço escolhido pelo cliente</text:span>;</text:p>
        </text:list-item>
        <text:list-item>
          <text:p text:style-name="P11">Tela do profissional escolhido;</text:p>
        </text:list-item>
        <text:list-item>
          <text:p text:style-name="P11">Tela Home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17:38.140937464</meta:creation-date>
    <dc:date>2019-04-16T20:46:51.477346478</dc:date>
    <meta:editing-duration>PT14M47S</meta:editing-duration>
    <meta:editing-cycles>4</meta:editing-cycles>
    <meta:generator>LibreOffice/6.1.2.1$Linux_x86 LibreOffice_project/10$Build-1</meta:generator>
    <meta:document-statistic meta:table-count="0" meta:image-count="0" meta:object-count="0" meta:page-count="1" meta:paragraph-count="31" meta:word-count="146" meta:character-count="966" meta:non-whitespace-character-count="868"/>
  </office:meta>
</office:document-meta>
</file>